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E000000360ABCED7C.png" manifest:media-type="image/png"/>
  <manifest:file-entry manifest:full-path="Pictures/100000010000024E00000036F90816B9.png" manifest:media-type="image/png"/>
  <manifest:file-entry manifest:full-path="Pictures/100000010000024E00000036376F2C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Тема">
      <style:text-properties officeooo:rsid="003814e7" officeooo:paragraph-rsid="003814e7"/>
    </style:style>
    <style:style style:name="P3" style:family="paragraph" style:parent-style-name="Вид_20_работы">
      <style:paragraph-properties style:writing-mode="lr-tb"/>
    </style:style>
    <style:style style:name="P4" style:family="paragraph" style:parent-style-name="Кто-Кому">
      <style:text-properties officeooo:rsid="0031cdd5" officeooo:paragraph-rsid="0031cdd5"/>
    </style:style>
    <style:style style:name="P5" style:family="paragraph" style:parent-style-name="Кто-Кому">
      <style:text-properties officeooo:rsid="0031cdd5" officeooo:paragraph-rsid="003814e7"/>
    </style:style>
    <style:style style:name="P6" style:family="paragraph" style:parent-style-name="Титульник">
      <style:text-properties officeooo:paragraph-rsid="003ff6ed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9" style:family="paragraph" style:parent-style-name="Text_20_body">
      <style:text-properties officeooo:rsid="001b61b1" officeooo:paragraph-rsid="003814e7"/>
    </style:style>
    <style:style style:name="P10" style:family="paragraph" style:parent-style-name="Text_20_body">
      <style:text-properties officeooo:rsid="00333c7e" officeooo:paragraph-rsid="003814e7"/>
    </style:style>
    <style:style style:name="P11" style:family="paragraph" style:parent-style-name="Text_20_body" style:list-style-name="L1">
      <style:text-properties officeooo:rsid="00333c7e" officeooo:paragraph-rsid="003814e7"/>
    </style:style>
    <style:style style:name="P12" style:family="paragraph" style:parent-style-name="Heading_20_1">
      <style:text-properties officeooo:rsid="001b61b1" officeooo:paragraph-rsid="001b61b1"/>
    </style:style>
    <style:style style:name="P13" style:family="paragraph" style:parent-style-name="Text_20_body">
      <style:text-properties officeooo:rsid="003814e7" officeooo:paragraph-rsid="003814e7"/>
    </style:style>
    <style:style style:name="P14" style:family="paragraph" style:parent-style-name="Код">
      <style:paragraph-properties fo:text-indent="0cm" style:auto-text-indent="false"/>
    </style:style>
    <style:style style:name="P15" style:family="paragraph" style:parent-style-name="Text_20_body">
      <style:text-properties officeooo:paragraph-rsid="003b985c"/>
    </style:style>
    <style:style style:name="P16" style:family="paragraph" style:parent-style-name="Text_20_body">
      <style:text-properties officeooo:paragraph-rsid="003933bf"/>
    </style:style>
    <style:style style:name="P17" style:family="paragraph" style:parent-style-name="Text_20_body">
      <style:text-properties officeooo:paragraph-rsid="003c9ad3"/>
    </style:style>
    <style:style style:name="P18" style:family="paragraph" style:parent-style-name="Heading_20_1">
      <style:text-properties officeooo:rsid="00333c7e" officeooo:paragraph-rsid="003814e7"/>
    </style:style>
    <style:style style:name="P19" style:family="paragraph" style:parent-style-name="Title">
      <style:text-properties officeooo:paragraph-rsid="002127c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814e7"/>
    </style:style>
    <style:style style:name="T4" style:family="text">
      <style:text-properties officeooo:rsid="00311dad"/>
    </style:style>
    <style:style style:name="T5" style:family="text">
      <style:text-properties officeooo:rsid="00336100"/>
    </style:style>
    <style:style style:name="T6" style:family="text">
      <style:text-properties officeooo:rsid="0031cdd5"/>
    </style:style>
    <style:style style:name="T7" style:family="text">
      <style:text-properties officeooo:rsid="003b985c"/>
    </style:style>
    <style:style style:name="T8" style:family="text">
      <style:text-properties officeooo:rsid="003c9ad3"/>
    </style:style>
    <style:style style:name="T9" style:family="text">
      <style:text-properties officeooo:rsid="002127c1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P2">Основные функции MPI</text:p>
      <text:p text:style-name="Титульник"/>
      <text:p text:style-name="Титульник"/>
      <text:p text:style-name="P3">Отчёт по лабораторной работе №<text:span text:style-name="T3">1</text:span><text:span text:style-name="T4"><text:line-break/>по дисциплине «Параллельн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4">_______ А.В. Гурулёв</text:p>
      <text:p text:style-name="P4">«__» _________ 20<text:span text:style-name="T3">24</text:span></text:p>
      <text:p text:style-name="P4"/>
      <text:p text:style-name="P4">Проверил</text:p>
      <text:p text:style-name="P5">Доцент каф. АСУ, к.т.н</text:p>
      <text:p text:style-name="P5">_______ С.М. Алф<text:span text:style-name="T5">ё</text:span>ров</text:p>
      <text:p text:style-name="P4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6">Томск <text:span text:style-name="T6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7"><text:a xlink:type="simple" xlink:href="#__RefHeading___Toc2739_3486885143" text:style-name="Index_20_Link" text:visited-style-name="Index_20_Link">Введение<text:tab/>3</text:a></text:p>
          <text:p text:style-name="P7"><text:a xlink:type="simple" xlink:href="#__RefHeading___Toc27_3486885143" text:style-name="Index_20_Link" text:visited-style-name="Index_20_Link">1 Листинг программы<text:tab/>5</text:a></text:p>
          <text:p text:style-name="P7"><text:a xlink:type="simple" xlink:href="#__RefHeading___Toc430_810917946" text:style-name="Index_20_Link" text:visited-style-name="Index_20_Link">2 Пояснение к использованным функциям MPI<text:tab/>11</text:a></text:p>
          <text:p text:style-name="P7"><text:a xlink:type="simple" xlink:href="#__RefHeading___Toc191_1315649795" text:style-name="Index_20_Link" text:visited-style-name="Index_20_Link">3 Результат работы программы<text:tab/>13</text:a></text:p>
          <text:p text:style-name="P7"><text:a xlink:type="simple" xlink:href="#__RefHeading___Toc4313_3486885143" text:style-name="Index_20_Link" text:visited-style-name="Index_20_Link">Вывод<text:tab/>14</text:a></text:p>
        </text:index-body>
      </text:table-of-content>
      <text:p text:style-name="P8"><text:bookmark-start text:name="__RefHeading___Toc2739_3486885143"/>Введение<text:bookmark-end text:name="__RefHeading___Toc2739_3486885143"/></text:p>
      <text:p text:style-name="P9">Цель:</text:p>
      <text:p text:style-name="P9">Освоить применение основных функций MPI на примере параллельной программы численного интегрирования.</text:p>
      <text:p text:style-name="P10">Задание:</text:p>
      <text:list text:style-name="L1">
        <text:list-item>
          <text:p text:style-name="P11">Создать в домашнем каталоге папку для лабораторной работы </text:p>
        </text:list-item>
        <text:list-item>
          <text:p text:style-name="P11"><text:span text:style-name="T3">C</text:span>копировать в него из каталога pub (ссылка в домашнем каталоге) папку INTEG, содержащую две программы: integi.c, integn.c и файл конфигурации кластера nodes.</text:p>
        </text:list-item>
        <text:list-item>
          <text:p text:style-name="P11">Для указанной преподавателем программы получить загрузочный модуль и проверить работоспособность программы в режиме последовательного и параллельного выполнения на разном числе процессов. Какой метод численного интегрирования используется в программе?.</text:p>
        </text:list-item>
        <text:list-item>
          <text:p text:style-name="P11">Разобраться в MPI функциях, используемых в программе. Определить назначение и типы параметров функций. Какие дополнительные функции, кроме шести основных используются в программе?</text:p>
        </text:list-item>
        <text:list-item>
          <text:p text:style-name="P11">Скопировать программу в новый файл. Произвести замену подынтегральной и первообразной функции на указанные преподавателем функции двух переменных. В программе задать значения переменных для пределов интегрирования и параметра математической функции.</text:p>
        </text:list-item>
        <text:list-item>
          <text:p text:style-name="P11">Получить загрузочный модуль программы и выполнить его на различном числе процессов. Результаты программы направлять переназначением стандартного вывода в файлы результатов.</text:p>
        </text:list-item>
        <text:list-item>
          <text:p text:style-name="P11">Скопировать программу с индивидуальной функцией в новый файл. Заменить индивидуальные функции передачи и приема на коллективные функции MPI_Bcast и MPI_Reduce. Выполнить программу с числом процессов, выбранных в п. <text:span text:style-name="T3">6</text:span>.</text:p>
        </text:list-item>
        <text:list-item>
          <text:p text:style-name="P11"><text:soft-page-break/>Скопировать программу п. <text:span text:style-name="T3">7</text:span> в другой файл. Заменить в программе назначения пределов интегрирования и параметра функции на ввод их с терминала. Ввод провести в нулевом процессе. Упаковать введенные с терминала пределы интегрирования и параметр функции в буфер, разослать буфер всем процессам и распаковать (функции MPI_Pack и MPI_Unpack). Отладить и выполнить новую программу с тем же набором числа процессов и вводимых данных как в п.<text:span text:style-name="T3">7</text:span>.</text:p>
        </text:list-item>
        <text:list-item>
          <text:p text:style-name="P11">Провести анализ времен выполнения всех трех программ. Какие выводы и рекомендации можно сделать из этого анализа?</text:p>
        </text:list-item>
      </text:list>
      <text:h text:style-name="P12" text:outline-level="1"><text:bookmark-start text:name="__RefHeading___Toc27_3486885143"/>Листинг программы<text:bookmark-end text:name="__RefHeading___Toc27_3486885143"/></text:h>
      <text:p text:style-name="P13">Файл «IntegMy.c»</text:p>
      <text:p text:style-name="Код">#include &lt;mpi.h&gt;</text:p>
      <text:p text:style-name="Код">#include &lt;stdio.h&gt;</text:p>
      <text:p text:style-name="Код">#include &lt;math.h&gt;</text:p>
      <text:p text:style-name="Код"/>
      <text:p text:style-name="Код">static double f(double a);</text:p>
      <text:p text:style-name="Код">static double fi(double a);</text:p>
      <text:p text:style-name="Код"/>
      <text:p text:style-name="Код">int main(int argc, char *argv[])</text:p>
      <text:p text:style-name="Код">{</text:p>
      <text:p text:style-name="Код"><text:s text:c="4"/>int done = 0, n = 10000, myid, numprocs, i;</text:p>
      <text:p text:style-name="Код"><text:s text:c="4"/>double myfunk, funk, h, sum, x;</text:p>
      <text:p text:style-name="Код"><text:s text:c="4"/>double xl = 0.5, xh = 2;</text:p>
      <text:p text:style-name="Код"><text:s text:c="4"/>double startwtime, endwtime;</text:p>
      <text:p text:style-name="Код"><text:s text:c="4"/>int namelen;</text:p>
      <text:p text:style-name="Код"><text:s text:c="4"/>char processor_name[MPI_MAX_PROCESSOR_NAME];</text:p>
      <text:p text:style-name="Код"><text:s text:c="4"/>MPI_Status stats;</text:p>
      <text:p text:style-name="Код"/>
      <text:p text:style-name="Код"><text:s text:c="4"/>MPI_Init(&amp;argc, &amp;argv);</text:p>
      <text:p text:style-name="Код"><text:s text:c="4"/>MPI_Comm_size(MPI_COMM_WORLD, &amp;numprocs);</text:p>
      <text:p text:style-name="Код"><text:s text:c="4"/>MPI_Comm_rank(MPI_COMM_WORLD, &amp;myid);</text:p>
      <text:p text:style-name="Код"><text:s text:c="4"/>n = 0;</text:p>
      <text:p text:style-name="Код"><text:s text:c="4"/>while (!done)</text:p>
      <text:p text:style-name="Код"><text:s text:c="4"/>{</text:p>
      <text:p text:style-name="Код"><text:s text:c="8"/>if (myid == 0)</text:p>
      <text:p text:style-name="Код"><text:s text:c="8"/>{</text:p>
      <text:p text:style-name="Код"><text:s text:c="12"/>printf("Enter the number of intervals (0 quit) ");</text:p>
      <text:p text:style-name="Код"/>
      <text:p text:style-name="Код"><text:s text:c="12"/>fflush(stdout);</text:p>
      <text:p text:style-name="Код"><text:s text:c="12"/>scanf("%d", &amp;n);</text:p>
      <text:p text:style-name="Код"/>
      <text:p text:style-name="Код"><text:s text:c="12"/>startwtime = MPI_Wtime();</text:p>
      <text:p text:style-name="Код"/>
      <text:p text:style-name="Код"><text:s text:c="12"/>for (i = 1; i &lt; numprocs; i++)</text:p>
      <text:p text:style-name="Код"><text:s text:c="12"/>{</text:p>
      <text:p text:style-name="Код"><text:s text:c="16"/>MPI_Send(&amp;n, 1, MPI_INT, i, 1, MPI_COMM_WORLD);</text:p>
      <text:p text:style-name="Код"><text:s text:c="12"/>}</text:p>
      <text:p text:style-name="Код"><text:s text:c="8"/>}</text:p>
      <text:p text:style-name="Код"/>
      <text:p text:style-name="Код"><text:s text:c="8"/>else</text:p>
      <text:p text:style-name="Код"><text:s text:c="8"/>{</text:p>
      <text:p text:style-name="Код"><text:s text:c="12"/>MPI_Recv(&amp;n, 1, MPI_INT, 0, 1, MPI_COMM_WORLD, &amp;stats);</text:p>
      <text:p text:style-name="Код"><text:s text:c="8"/>}</text:p>
      <text:p text:style-name="Код"><text:s text:c="8"/>if (n == 0)</text:p>
      <text:p text:style-name="Код"><text:s text:c="12"/>done = 1;</text:p>
      <text:p text:style-name="Код"><text:s text:c="8"/>else</text:p>
      <text:p text:style-name="Код"><text:s text:c="8"/>{</text:p>
      <text:p text:style-name="Код"><text:soft-page-break/><text:s text:c="12"/>h = (xh - xl) / (double)n;</text:p>
      <text:p text:style-name="Код"><text:s text:c="12"/>sum = 0.0;</text:p>
      <text:p text:style-name="Код"><text:s text:c="12"/>for (i = myid + 1; i &lt;= n; i += numprocs)</text:p>
      <text:p text:style-name="Код"><text:s text:c="12"/>{</text:p>
      <text:p text:style-name="Код"><text:s text:c="16"/>x = xl + h * ((double)i - 0.5);</text:p>
      <text:p text:style-name="Код"><text:s text:c="16"/>sum += f(x);</text:p>
      <text:p text:style-name="Код"><text:s text:c="12"/>}</text:p>
      <text:p text:style-name="Код"><text:s text:c="12"/>myfunk = h * sum;</text:p>
      <text:p text:style-name="Код"/>
      <text:p text:style-name="Код"><text:s text:c="12"/>if (myid != 0)</text:p>
      <text:p text:style-name="Код"><text:s text:c="12"/>{</text:p>
      <text:p text:style-name="Код"><text:s text:c="16"/>MPI_Send(&amp;myfunk, 1, MPI_DOUBLE, 0, 1, MPI_COMM_WORLD);</text:p>
      <text:p text:style-name="Код"><text:s text:c="12"/>}</text:p>
      <text:p text:style-name="Код"/>
      <text:p text:style-name="Код"><text:s text:c="12"/>if (myid == 0)</text:p>
      <text:p text:style-name="Код"><text:s text:c="12"/>{</text:p>
      <text:p text:style-name="Код"/>
      <text:p text:style-name="Код"><text:s text:c="16"/>funk = myfunk;</text:p>
      <text:p text:style-name="Код"><text:s text:c="16"/>for (i = 1; i &lt; numprocs; i++)</text:p>
      <text:p text:style-name="Код"><text:s text:c="16"/>{</text:p>
      <text:p text:style-name="Код"><text:s text:c="20"/>MPI_Recv(&amp;myfunk, 1, MPI_DOUBLE, i, 1, MPI_COMM_WORLD, &amp;stats);</text:p>
      <text:p text:style-name="Код"><text:s text:c="20"/>funk += myfunk;</text:p>
      <text:p text:style-name="Код"><text:s text:c="16"/>};</text:p>
      <text:p text:style-name="Код"/>
      <text:p text:style-name="Код"><text:s text:c="16"/>endwtime = MPI_Wtime();</text:p>
      <text:p text:style-name="Код"/>
      <text:p text:style-name="Код"><text:s text:c="16"/>FILE* myout = fopen("integMyOut.txt", "w");</text:p>
      <text:p text:style-name="Код"><text:s text:c="16"/>fprintf(myout, "Integral is approximately <text:s/>%.16f, Error <text:s text:c="2"/>%.16f\n", funk, abs(funk - fi(xh) + fi(xl)));</text:p>
      <text:p text:style-name="Код"><text:s text:c="16"/>fprintf(myout, "Time of calculation = %f\n", endwtime - startwtime);</text:p>
      <text:p text:style-name="Код"/>
      <text:p text:style-name="Код"><text:s text:c="16"/>fclose(myout);</text:p>
      <text:p text:style-name="Код"><text:s text:c="12"/>}</text:p>
      <text:p text:style-name="Код"><text:s text:c="8"/>}</text:p>
      <text:p text:style-name="Код"><text:s text:c="4"/>}</text:p>
      <text:p text:style-name="Код"><text:s text:c="4"/>MPI_Finalize();</text:p>
      <text:p text:style-name="Код">}</text:p>
      <text:p text:style-name="Код"/>
      <text:p text:style-name="Код">static double f(double a)</text:p>
      <text:p text:style-name="Код">{ <text:s text:c="2"/></text:p>
      <text:p text:style-name="Код"><text:s text:c="4"/>return (1/(a*(1.5*a+1)));</text:p>
      <text:p text:style-name="Код">}</text:p>
      <text:p text:style-name="Код"/>
      <text:p text:style-name="Код">static double fi(double a)</text:p>
      <text:p text:style-name="Код">{</text:p>
      <text:p text:style-name="Код"><text:s text:c="4"/>return -log((1.5*a+1)/a);</text:p>
      <text:p text:style-name="Код">}</text:p>
      <text:p text:style-name="P13">Файл «integMy_Bcast.c»</text:p>
      <text:p text:style-name="Код"><text:soft-page-break/>#include &lt;mpi.h&gt;</text:p>
      <text:p text:style-name="Код">#include &lt;stdio.h&gt;</text:p>
      <text:p text:style-name="Код">#include &lt;math.h&gt;</text:p>
      <text:p text:style-name="Код"/>
      <text:p text:style-name="Код">static double f(double a);</text:p>
      <text:p text:style-name="Код">static double fi(double a);</text:p>
      <text:p text:style-name="Код"/>
      <text:p text:style-name="Код">int main(int argc, char *argv[])</text:p>
      <text:p text:style-name="Код">{</text:p>
      <text:p text:style-name="Код"><text:s text:c="4"/>int done = 0, n, myid, numprocs, i;</text:p>
      <text:p text:style-name="Код"><text:s text:c="4"/>double myfunk, funk, h, sum, x;</text:p>
      <text:p text:style-name="Код"><text:s text:c="4"/>double xl = 0.5, xh = 2;</text:p>
      <text:p text:style-name="Код"><text:s text:c="4"/>double startwtime, endwtime;</text:p>
      <text:p text:style-name="Код"><text:s text:c="4"/>int namelen;</text:p>
      <text:p text:style-name="Код"><text:s text:c="4"/>char processor_name[MPI_MAX_PROCESSOR_NAME];</text:p>
      <text:p text:style-name="Код"><text:s text:c="4"/>MPI_Status stats;</text:p>
      <text:p text:style-name="Код"/>
      <text:p text:style-name="Код"><text:s text:c="4"/>MPI_Init(&amp;argc, &amp;argv);</text:p>
      <text:p text:style-name="Код"><text:s text:c="4"/>MPI_Comm_size(MPI_COMM_WORLD, &amp;numprocs);</text:p>
      <text:p text:style-name="Код"><text:s text:c="4"/>MPI_Comm_rank(MPI_COMM_WORLD, &amp;myid);</text:p>
      <text:p text:style-name="Код"><text:s text:c="4"/>n = 0;</text:p>
      <text:p text:style-name="Код"><text:s text:c="4"/>while (!done)</text:p>
      <text:p text:style-name="Код"><text:s text:c="4"/>{</text:p>
      <text:p text:style-name="Код"><text:s text:c="8"/>if (myid == 0)</text:p>
      <text:p text:style-name="Код"><text:s text:c="8"/>{</text:p>
      <text:p text:style-name="Код"><text:s text:c="12"/>printf("Enter the number of intervals (0 quit) ");</text:p>
      <text:p text:style-name="Код"/>
      <text:p text:style-name="Код"><text:s text:c="12"/>fflush(stdout);</text:p>
      <text:p text:style-name="Код"><text:s text:c="12"/>scanf("%d", &amp;n);</text:p>
      <text:p text:style-name="Код"/>
      <text:p text:style-name="Код"><text:s text:c="12"/>startwtime = MPI_Wtime();</text:p>
      <text:p text:style-name="Код"><text:s text:c="8"/>}</text:p>
      <text:p text:style-name="Код"/>
      <text:p text:style-name="Код"><text:s text:c="8"/>MPI_Bcast(&amp;n, 1, MPI_INT, 0, MPI_COMM_WORLD);</text:p>
      <text:p text:style-name="Код"/>
      <text:p text:style-name="Код"><text:s text:c="8"/>if (n == 0)</text:p>
      <text:p text:style-name="Код"><text:s text:c="12"/>done = 1;</text:p>
      <text:p text:style-name="Код"><text:s text:c="8"/>else</text:p>
      <text:p text:style-name="Код"><text:s text:c="8"/>{</text:p>
      <text:p text:style-name="Код"><text:s text:c="12"/>h = (xh - xl) / (double)n;</text:p>
      <text:p text:style-name="Код"><text:s text:c="12"/>sum = 0.0;</text:p>
      <text:p text:style-name="Код"><text:s text:c="12"/>for (i = myid + 1; i &lt;= n; i += numprocs)</text:p>
      <text:p text:style-name="Код"><text:s text:c="12"/>{</text:p>
      <text:p text:style-name="Код"><text:s text:c="16"/>x = xl + h * ((double)i - 0.5);</text:p>
      <text:p text:style-name="Код"><text:s text:c="16"/>sum += f(x);</text:p>
      <text:p text:style-name="Код"><text:s text:c="12"/>}</text:p>
      <text:p text:style-name="Код"><text:s text:c="12"/>myfunk = h * sum;</text:p>
      <text:p text:style-name="P14"/>
      <text:p text:style-name="Код"><text:s text:c="12"/>MPI_Reduce(&amp;myfunk, &amp;funk, 1, MPI_DOUBLE, MPI_SUM, 0, MPI_COMM_WORLD);</text:p>
      <text:p text:style-name="Код"><text:soft-page-break/></text:p>
      <text:p text:style-name="Код"><text:s text:c="12"/>if (myid == 0)</text:p>
      <text:p text:style-name="Код"><text:s text:c="12"/>{</text:p>
      <text:p text:style-name="Код"><text:s text:c="16"/>endwtime = MPI_Wtime();</text:p>
      <text:p text:style-name="Код"/>
      <text:p text:style-name="Код"><text:s text:c="16"/>FILE* myout = fopen("integBcastOut.txt", "w");</text:p>
      <text:p text:style-name="Код"><text:s text:c="16"/>fprintf(myout, "Integral is approximately <text:s/>%.16f, Error <text:s text:c="2"/>%.16f\n", funk, abs(funk - fi(xh) + fi(xl)));</text:p>
      <text:p text:style-name="Код"><text:s text:c="16"/>fprintf(myout, "Time of calculation = %f\n", endwtime - startwtime);</text:p>
      <text:p text:style-name="Код"/>
      <text:p text:style-name="Код"><text:s text:c="16"/>fclose(myout);</text:p>
      <text:p text:style-name="Код"><text:s text:c="12"/>}</text:p>
      <text:p text:style-name="Код"><text:s text:c="8"/>}</text:p>
      <text:p text:style-name="Код"><text:s text:c="4"/>}</text:p>
      <text:p text:style-name="Код"><text:s text:c="4"/>MPI_Finalize();</text:p>
      <text:p text:style-name="Код">}</text:p>
      <text:p text:style-name="Код"/>
      <text:p text:style-name="Код">static double f(double a)</text:p>
      <text:p text:style-name="Код">{ <text:s text:c="2"/></text:p>
      <text:p text:style-name="Код"><text:s text:c="4"/>return (1/(a*(1.5*a+1)));</text:p>
      <text:p text:style-name="Код">}</text:p>
      <text:p text:style-name="Код"/>
      <text:p text:style-name="Код">static double fi(double a)</text:p>
      <text:p text:style-name="Код">{</text:p>
      <text:p text:style-name="Код"><text:s text:c="4"/>return -log((1.5*a+1)/a);</text:p>
      <text:p text:style-name="Код">}</text:p>
      <text:p text:style-name="P13">Файл «integMy_Pack.c»</text:p>
      <text:p text:style-name="Код">#include &lt;mpi.h&gt;</text:p>
      <text:p text:style-name="Код">#include &lt;stdio.h&gt;</text:p>
      <text:p text:style-name="Код">#include &lt;math.h&gt;</text:p>
      <text:p text:style-name="Код"/>
      <text:p text:style-name="Код">static double f(double a, double p);</text:p>
      <text:p text:style-name="Код">static double fi(double a, double p);</text:p>
      <text:p text:style-name="Код"/>
      <text:p text:style-name="Код">int main(int argc, char *argv[])</text:p>
      <text:p text:style-name="Код">{</text:p>
      <text:p text:style-name="Код"><text:s text:c="4"/>int done = 0, n, myid, numprocs, i;</text:p>
      <text:p text:style-name="Код"><text:s text:c="4"/>double myfunk, funk, h, sum, x;</text:p>
      <text:p text:style-name="Код"><text:s text:c="4"/>double xl, xh, p;</text:p>
      <text:p text:style-name="Код"><text:s text:c="4"/>double startwtime, endwtime;</text:p>
      <text:p text:style-name="Код"><text:s text:c="4"/>int namelen;</text:p>
      <text:p text:style-name="Код"><text:s text:c="4"/>char processor_name[MPI_MAX_PROCESSOR_NAME];</text:p>
      <text:p text:style-name="Код"><text:s text:c="4"/>MPI_Status stats;</text:p>
      <text:p text:style-name="Код"/>
      <text:p text:style-name="Код"><text:s text:c="4"/>MPI_Init(&amp;argc, &amp;argv);</text:p>
      <text:p text:style-name="Код"><text:s text:c="4"/>MPI_Comm_size(MPI_COMM_WORLD, &amp;numprocs);</text:p>
      <text:p text:style-name="Код"><text:s text:c="4"/>MPI_Comm_rank(MPI_COMM_WORLD, &amp;myid);</text:p>
      <text:p text:style-name="Код"><text:s text:c="4"/>n = 0;</text:p>
      <text:p text:style-name="Код"><text:s text:c="4"/>while (!done)</text:p>
      <text:p text:style-name="Код"><text:soft-page-break/><text:s text:c="4"/>{</text:p>
      <text:p text:style-name="Код"><text:s text:c="8"/>int sizePack = 28;</text:p>
      <text:p text:style-name="Код"><text:s text:c="8"/>char packBuffer[sizePack];</text:p>
      <text:p text:style-name="Код"><text:s text:c="8"/>int packPosition = 0;</text:p>
      <text:p text:style-name="Код"><text:s text:c="8"/>if (myid == 0)</text:p>
      <text:p text:style-name="Код"><text:s text:c="8"/>{</text:p>
      <text:p text:style-name="Код"><text:s text:c="12"/>printf("Enter the number of intervals (0 quit) ");</text:p>
      <text:p text:style-name="Код"><text:s text:c="12"/>fflush(stdout);</text:p>
      <text:p text:style-name="Код"><text:s text:c="12"/>scanf("%d", &amp;n);</text:p>
      <text:p text:style-name="Код"><text:s text:c="12"/>MPI_Pack(&amp;n, 1, MPI_INT, &amp;packBuffer, sizePack, &amp;packPosition, MPI_COMM_WORLD);</text:p>
      <text:p text:style-name="Код"><text:s text:c="12"/>if (n != 0)</text:p>
      <text:p text:style-name="Код"><text:s text:c="12"/>{ <text:s text:c="11"/></text:p>
      <text:p text:style-name="Код"><text:s text:c="16"/>printf("Enter xl ");</text:p>
      <text:p text:style-name="Код"><text:s text:c="16"/>fflush(stdout);</text:p>
      <text:p text:style-name="Код"><text:s text:c="16"/>scanf("%lf", &amp;xl);</text:p>
      <text:p text:style-name="Код"/>
      <text:p text:style-name="Код"><text:s text:c="16"/>printf("Enter xh ");</text:p>
      <text:p text:style-name="Код"><text:s text:c="16"/>fflush(stdout);</text:p>
      <text:p text:style-name="Код"><text:s text:c="16"/>scanf("%lf", &amp;xh);</text:p>
      <text:p text:style-name="Код"/>
      <text:p text:style-name="Код"><text:s text:c="16"/>printf("Enter the parameter ");</text:p>
      <text:p text:style-name="Код"><text:s text:c="16"/>fflush(stdout);</text:p>
      <text:p text:style-name="Код"><text:s text:c="16"/>scanf("%lf", &amp;p);</text:p>
      <text:p text:style-name="Код"/>
      <text:p text:style-name="Код"><text:s text:c="16"/>MPI_Pack(&amp;xl, 1, MPI_DOUBLE, &amp;packBuffer, sizePack, &amp;packPosition, MPI_COMM_WORLD);</text:p>
      <text:p text:style-name="Код"><text:s text:c="16"/>MPI_Pack(&amp;xh, 1, MPI_DOUBLE, &amp;packBuffer, sizePack, &amp;packPosition, MPI_COMM_WORLD);</text:p>
      <text:p text:style-name="Код"><text:s text:c="16"/>MPI_Pack(&amp;p, 1, MPI_DOUBLE, &amp;packBuffer, sizePack, &amp;packPosition, MPI_COMM_WORLD);</text:p>
      <text:p text:style-name="Код"/>
      <text:p text:style-name="Код"><text:s text:c="16"/>startwtime = MPI_Wtime();</text:p>
      <text:p text:style-name="Код"><text:s text:c="12"/>}</text:p>
      <text:p text:style-name="Код"><text:s text:c="8"/>}</text:p>
      <text:p text:style-name="Код"/>
      <text:p text:style-name="Код"><text:s text:c="8"/>MPI_Bcast(&amp;packBuffer, sizePack, MPI_PACKED, 0, MPI_COMM_WORLD);</text:p>
      <text:p text:style-name="Код"><text:s text:c="8"/>if (myid == 0)</text:p>
      <text:p text:style-name="Код"><text:s text:c="8"/>{</text:p>
      <text:p text:style-name="Код"><text:s text:c="12"/>if (n == 0)</text:p>
      <text:p text:style-name="Код"><text:s text:c="12"/>{</text:p>
      <text:p text:style-name="Код"><text:s text:c="16"/>done = 1;</text:p>
      <text:p text:style-name="Код"><text:s text:c="16"/>continue;</text:p>
      <text:p text:style-name="Код"><text:s text:c="12"/>}</text:p>
      <text:p text:style-name="Код"><text:s text:c="8"/>}</text:p>
      <text:p text:style-name="Код"><text:s text:c="8"/>else</text:p>
      <text:p text:style-name="Код"><text:s text:c="8"/>{</text:p>
      <text:p text:style-name="Код"><text:s text:c="12"/>MPI_Unpack(&amp;packBuffer, sizePack, &amp;packPosition, &amp;n, 1, MPI_INT, MPI_COMM_WORLD);</text:p>
      <text:p text:style-name="Код"><text:s text:c="12"/>if (n == 0)</text:p>
      <text:p text:style-name="Код"><text:soft-page-break/><text:s text:c="12"/>{</text:p>
      <text:p text:style-name="Код"><text:s text:c="16"/>done = 1;</text:p>
      <text:p text:style-name="Код"><text:s text:c="16"/>continue;</text:p>
      <text:p text:style-name="Код"><text:s text:c="12"/>}</text:p>
      <text:p text:style-name="Код"><text:s text:c="12"/>MPI_Unpack(&amp;packBuffer, sizePack, &amp;packPosition, &amp;xl, 1, MPI_DOUBLE, MPI_COMM_WORLD);</text:p>
      <text:p text:style-name="Код"><text:s text:c="12"/>MPI_Unpack(&amp;packBuffer, sizePack, &amp;packPosition, &amp;xh, 1, MPI_DOUBLE, MPI_COMM_WORLD);</text:p>
      <text:p text:style-name="Код"><text:s text:c="12"/>MPI_Unpack(&amp;packBuffer, sizePack, &amp;packPosition, &amp;p, 1, MPI_DOUBLE, MPI_COMM_WORLD); <text:s text:c="2"/></text:p>
      <text:p text:style-name="Код"><text:s text:c="8"/>}</text:p>
      <text:p text:style-name="Код"/>
      <text:p text:style-name="Код"><text:s text:c="8"/>h = (xh - xl) / (double)n;</text:p>
      <text:p text:style-name="Код"><text:s text:c="8"/>sum = 0.0;</text:p>
      <text:p text:style-name="Код"><text:s text:c="8"/>for (i = myid + 1; i &lt;= n; i += numprocs)</text:p>
      <text:p text:style-name="Код"><text:s text:c="8"/>{</text:p>
      <text:p text:style-name="Код"><text:s text:c="12"/>x = xl + h * ((double)i - 0.5);</text:p>
      <text:p text:style-name="Код"><text:s text:c="12"/>sum += f(x, p);</text:p>
      <text:p text:style-name="Код"><text:s text:c="8"/>}</text:p>
      <text:p text:style-name="Код"><text:s text:c="8"/>myfunk = h * sum;</text:p>
      <text:p text:style-name="Код"/>
      <text:p text:style-name="Код"><text:s text:c="8"/>MPI_Reduce(&amp;myfunk, &amp;funk, 1, MPI_DOUBLE, MPI_SUM, 0, MPI_COMM_WORLD);</text:p>
      <text:p text:style-name="Код"/>
      <text:p text:style-name="Код"><text:s text:c="8"/>if (myid == 0)</text:p>
      <text:p text:style-name="Код"><text:s text:c="8"/>{</text:p>
      <text:p text:style-name="Код"><text:s text:c="12"/>endwtime = MPI_Wtime();</text:p>
      <text:p text:style-name="Код"/>
      <text:p text:style-name="Код"><text:s text:c="12"/>FILE *myout = fopen("integPackOut.txt", "w");</text:p>
      <text:p text:style-name="Код"><text:s text:c="12"/>fprintf(myout, "Integral is approximately <text:s/>%.16f, Error <text:s text:c="2"/>%.16f\n", funk, abs(funk - fi(xh, p) + fi(xl, p)));</text:p>
      <text:p text:style-name="Код"><text:s text:c="12"/>fprintf(myout, "Time of calculation = %f\n", endwtime - startwtime);</text:p>
      <text:p text:style-name="Код"/>
      <text:p text:style-name="Код"><text:s text:c="12"/>fclose(myout);</text:p>
      <text:p text:style-name="Код"><text:s text:c="8"/>}</text:p>
      <text:p text:style-name="Код"><text:s text:c="4"/>}</text:p>
      <text:p text:style-name="Код"><text:s text:c="4"/>MPI_Finalize();</text:p>
      <text:p text:style-name="Код">}</text:p>
      <text:p text:style-name="Код"/>
      <text:p text:style-name="Код">static double f(double a, double p)</text:p>
      <text:p text:style-name="Код">{</text:p>
      <text:p text:style-name="Код"><text:s text:c="4"/>return (1 / (a * (p * a + 1)));</text:p>
      <text:p text:style-name="Код">}</text:p>
      <text:p text:style-name="Код"/>
      <text:p text:style-name="Код">static double fi(double a, double p)</text:p>
      <text:p text:style-name="Код">{</text:p>
      <text:p text:style-name="Код"><text:s text:c="4"/>return -log((p * a + 1) / a);</text:p>
      <text:p text:style-name="Код">}</text:p>
      <text:h text:style-name="Heading_20_1" text:outline-level="1"><text:bookmark-start text:name="__RefHeading___Toc430_810917946"/>Пояснение к использованным функциям <text:span text:style-name="T3">MPI</text:span><text:bookmark-end text:name="__RefHeading___Toc430_810917946"/></text:h>
      <text:p text:style-name="Text_20_body">MPI_Init — Инициализирует среду выполнения вызывающего процесса MPI. Принимает в параметры ссылку на кол-во параметров и на сами параметры.</text:p>
      <text:p text:style-name="Text_20_body">MPI_Comm_size — Извлекает количество процессов, участвующих в коммуникаторе. Принимает в параметры коммуникатор, количество процессов в котором хотим узнать и ссылку на переменную, куда будет записан результат.</text:p>
      <text:p text:style-name="P15">MPI_Comm_rank — Извлекает ранг вызывающего процесса в группе указанного коммуникатора. Принимает в параметры коммуникатор, ранг в котором хотим узнать и ссылку на переменную, куда будет записан результат.</text:p>
      <text:p text:style-name="P16">MPI_Wtime — Возвращает затраченное время на вызывающем обработчике.</text:p>
      <text:p text:style-name="P16">MPI_Send — Выполняет операцию отправки в стандартном режиме. Принимает в параметры ссылку на буфер, что будет отправлен, количество значений одного типа к отправке, <text:span text:style-name="T7">тип отправляемого значения, ранг обработчика — получателя, коммуникатор, внутри которого происходит передача.</text:span></text:p>
      <text:p text:style-name="P15">MPI_Recv — Выполняет операцию получения. Принимает в параметры ссылку на буфер, куда будет записано полученное, количество значений одного типа к получению, <text:span text:style-name="T7">тип получаемого значения, ранг обработчика — отправителя, коммуникатор, внутри которого происходит передача, ссылка на структуру представляющая состояние полученного сообщения.</text:span></text:p>
      <text:p text:style-name="P15">MPI_Finalize — Завершает среду выполнения вызывающего процесса MPI. </text:p>
      <text:p text:style-name="P17">MPI_Bcast — Транслирует данные от одного участника группы всем участникам группы. Принимает в параметры ссылку на буфер, что будет отправлен/<text:span text:style-name="T8">получен</text:span>, количество значений одного типа к отправке/<text:span text:style-name="T8">получению</text:span>, <text:soft-page-break/><text:span text:style-name="T7">тип отправляемого значения, ранг обработчика — отправителя, коммуникатор, внутри которого происходит передача.</text:span></text:p>
      <text:p text:style-name="P16">MPI_Reduce — Выполняет глобальную операцию уменьшения для всех членов группы. <text:span text:style-name="T8">Принимает в параметры ссылку на буфер для отправки, ссылку на буфер для записи, количество получаемых/отправляемых значений указанного типа, тип значений, функция уменьшения, ранг обработчика-получателя, коммуникатор, внутри которого происходит передача</text:span>.</text:p>
      <text:p text:style-name="P16">MPI_Pack — Упаковывает тип данных в непрерывную память. <text:span text:style-name="T8">Принимает в параметры ссылку на буфер для записи, кол-во элементов для записи, тип значения для записи, ссылку на буфер, куда будет запись, максимальный размер буфера, куда будет запись, индекс для старта записи, коммуникатор в котором происходит упаковка.</text:span></text:p>
      <text:p text:style-name="P17">MPI_Unpack — Распаковывает буфер в соответствии с типом данных в непрерывную память. <text:span text:style-name="T8">Принимает в параметры ссылку на буфер откуда идёт распаковка, максимальный размер буфера, откуда идёт распаковка, индекс для старта распаковки, ссылку на буфер, куда будет распаковка, кол-во элементов для распаковки, тип значения для распаковки, коммуникатор в котором происходит распаковка.</text:span></text:p>
      <text:h text:style-name="P18" text:outline-level="1"><text:bookmark-start text:name="__RefHeading___Toc191_1315649795"/>Результат работы программы<text:bookmark-end text:name="__RefHeading___Toc191_1315649795"/></text:h>
      <text:p text:style-name="P13">При каждом запуске нижняя граница равнялась 0.5, верхняя граница 2, параметр функции 1.5, кол-во интервалов 10000000. На рисунках 3.1 — 3.3 можно увидеть результат запуска программ.</text:p>
      <text:p text:style-name="P13"><draw:frame draw:style-name="fr1" draw:name="Врезка1" text:anchor-type="char" svg:width="13cm" draw:z-index="0"><draw:text-box fo:min-height="1.191cm"><text:p text:style-name="Drawing"><draw:frame draw:style-name="fr2" draw:name="Изображение1" text:anchor-type="paragraph" svg:width="13cm" style:rel-width="100%" svg:height="1.191cm" style:rel-height="scale" draw:z-index="1"><draw:image xlink:href="Pictures/100000010000024E00000036376F2CDF.png" xlink:type="simple" xlink:show="embed" xlink:actuate="onLoad" draw:mime-type="image/png"/></draw:frame>Рисунок <text:sequence text:ref-name="refDrawing0" text:name="Drawing" text:formula="ooow:Drawing+1" style:num-format="1">3.1</text:sequence><text:s/>- Пример запуска integMy.c</text:p></draw:text-box></draw:frame></text:p>
      <text:p text:style-name="Text_20_body"><draw:frame draw:style-name="fr1" draw:name="Врезка2" text:anchor-type="char" svg:width="13cm" draw:z-index="2"><draw:text-box fo:min-height="1.191cm"><text:p text:style-name="Drawing"><draw:frame draw:style-name="fr2" draw:name="Изображение2" text:anchor-type="paragraph" svg:width="13cm" style:rel-width="100%" svg:height="1.191cm" style:rel-height="scale" draw:z-index="3"><draw:image xlink:href="Pictures/100000010000024E00000036F90816B9.png" xlink:type="simple" xlink:show="embed" xlink:actuate="onLoad" draw:mime-type="image/png"/></draw:frame>Рисунок <text:sequence text:ref-name="refDrawing1" text:name="Drawing" text:formula="ooow:Drawing+1" style:num-format="1">3.2</text:sequence><text:s/>- Пример запуска integMyBcast.c</text:p></draw:text-box></draw:frame></text:p>
      <text:p text:style-name="Text_20_body"><draw:frame draw:style-name="fr1" draw:name="Врезка3" text:anchor-type="char" svg:width="13cm" draw:z-index="4"><draw:text-box fo:min-height="1.191cm"><text:p text:style-name="Drawing"><draw:frame draw:style-name="fr2" draw:name="Изображение3" text:anchor-type="paragraph" svg:width="13cm" style:rel-width="100%" svg:height="1.191cm" style:rel-height="scale" draw:z-index="5"><draw:image xlink:href="Pictures/100000010000024E000000360ABCED7C.png" xlink:type="simple" xlink:show="embed" xlink:actuate="onLoad" draw:mime-type="image/png"/></draw:frame>Рисунок <text:sequence text:ref-name="refDrawing2" text:name="Drawing" text:formula="ooow:Drawing+1" style:num-format="1">3.3</text:sequence><text:s/>- Пример запуска integMyPack.c</text:p></draw:text-box></draw:frame></text:p>
      <text:p text:style-name="Text_20_body"/>
      <text:p text:style-name="P19"><text:bookmark-start text:name="__RefHeading___Toc4313_3486885143"/>В<text:span text:style-name="T9">ывод</text:span><text:bookmark-end text:name="__RefHeading___Toc4313_3486885143"/></text:p>
      <text:p text:style-name="P9">Осв<text:span text:style-name="T3">оено</text:span> применение основных функций MPI на примере параллельной программы численного интегрирова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3cm" fo:min-height="1.191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06T18:56:37.896772719</dc:date>
    <meta:editing-duration>PT4H45M50S</meta:editing-duration>
    <meta:editing-cycles>14</meta:editing-cycles>
    <meta:print-date>2024-09-17T22:03:04.330054137</meta:print-date>
    <meta:printed-by>Файлы PDF</meta:printed-by>
    <meta:document-statistic meta:table-count="0" meta:image-count="3" meta:object-count="0" meta:page-count="14" meta:paragraph-count="290" meta:word-count="1524" meta:character-count="12667" meta:non-whitespace-character-count="9512"/>
  </office:meta>
</office:document-meta>
</file>